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9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formula="of:=POWER([.$B$1];[.C2])" office:value-type="float" office:value="32" calcext:value-type="float">
            <text:p>32</text:p>
          </table:table-cell>
          <table:table-cell table:formula="of:=POWER([.$B$1];[.D2])" office:value-type="float" office:value="64" calcext:value-type="float">
            <text:p>64</text:p>
          </table:table-cell>
          <table:table-cell table:formula="of:=POWER([.$B$1];[.E2])" office:value-type="float" office:value="128" calcext:value-type="float">
            <text:p>128</text:p>
          </table:table-cell>
          <table:table-cell table:formula="of:=POWER([.$B$1];[.F2])" office:value-type="float" office:value="256" calcext:value-type="float">
            <text:p>256</text:p>
          </table:table-cell>
          <table:table-cell table:formula="of:=POWER([.$B$1];[.G2])" office:value-type="float" office:value="512" calcext:value-type="float">
            <text:p>512</text:p>
          </table:table-cell>
          <table:table-cell table:formula="of:=POWER([.$B$1];[.H2])" office:value-type="float" office:value="64" calcext:value-type="float">
            <text:p>64</text:p>
          </table:table-cell>
          <table:table-cell table:formula="of:=POWER([.$B$1];[.I2])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Default"/>
          <table:table-cell table:style-name="ce9" table:formula="of:=([.C3]-[.C2]*[.A4])/[.C3]" office:value-type="float" office:value="0.375" calcext:value-type="float">
            <text:p>0,375</text:p>
          </table:table-cell>
          <table:table-cell table:style-name="ce9" table:formula="of:=([.$D$3]-[.$D$2]*[.A4])/[.$D$3]" office:value-type="float" office:value="0.625" calcext:value-type="float">
            <text:p>0,625</text:p>
          </table:table-cell>
          <table:table-cell table:style-name="ce8" table:formula="of:=([.$E$3]-[.$E$2]*[.A4])/[.$E$3]" office:value-type="float" office:value="0.78125" calcext:value-type="float">
            <text:p>0,78125</text:p>
          </table:table-cell>
          <table:table-cell table:formula="of:=([.F3]-[.F2]*[.E4])/[.F3]" office:value-type="float" office:value="0.9755859375" calcext:value-type="float">
            <text:p>0,9755859375</text:p>
          </table:table-cell>
          <table:table-cell table:formula="of:=([.G3]-[.G2]*[.F4])/[.G3]" office:value-type="float" office:value="0.982851028442383" calcext:value-type="float">
            <text:p>0,982851028442383</text:p>
          </table:table-cell>
          <table:table-cell table:formula="of:=([.H3]-[.H2]*[.G4])/[.H3]" office:value-type="float" office:value="0.907857716083527" calcext:value-type="float">
            <text:p>0,907857716083527</text:p>
          </table:table-cell>
          <table:table-cell table:formula="of:=([.I3]-[.I2]*[.H4])/[.I3]" office:value-type="float" office:value="0.950351531151682" calcext:value-type="float">
            <text:p>0,950351531151682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table:style-name="ce4" table:formula="of:=([.$C$3]-[.$C$2]*[.A5])/[.$C$3]" office:value-type="float" office:value="0.21875" calcext:value-type="float">
            <text:p>0,21875</text:p>
          </table:table-cell>
          <table:table-cell table:style-name="ce12" table:formula="of:=([.$D$3]-[.$D$2]*[.A5])/[.$D$3]" office:value-type="float" office:value="0.53125" calcext:value-type="float">
            <text:p>0,53125</text:p>
          </table:table-cell>
          <table:table-cell table:style-name="ce4" table:formula="of:=([.$E$3]-[.$E$2]*[.A5])/[.$E$3]" office:value-type="float" office:value="0.7265625" calcext:value-type="float">
            <text:p>0,726562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table:style-name="ce4" table:formula="of:=([.$C$3]-[.$C$2]*[.A6])/[.$C$3]" office:value-type="float" office:value="0.0625" calcext:value-type="float">
            <text:p>0,0625</text:p>
          </table:table-cell>
          <table:table-cell table:style-name="ce8" table:formula="of:=([.$D$3]-[.$D$2]*[.A6])/[.$D$3]" office:value-type="float" office:value="0.4375" calcext:value-type="float">
            <text:p>0,4375</text:p>
          </table:table-cell>
          <table:table-cell table:style-name="ce4" table:formula="of:=([.$E$3]-[.$E$2]*[.A6])/[.$E$3]" office:value-type="float" office:value="0.671875" calcext:value-type="float">
            <text:p>0,671875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style-name="ce4"/>
          <table:table-cell table:style-name="ce4" table:formula="of:=([.$D$3]-[.$D$2]*[.A7])/[.$D$3]" office:value-type="float" office:value="0.34375" calcext:value-type="float">
            <text:p>0,34375</text:p>
          </table:table-cell>
          <table:table-cell table:style-name="ce4" table:formula="of:=([.$E$3]-[.$E$2]*[.A7])/[.$E$3]" office:value-type="float" office:value="0.6171875" calcext:value-type="float">
            <text:p>0,617187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table:style-name="ce4"/>
          <table:table-cell table:style-name="ce8" table:formula="of:=([.$D$3]-[.$D$2]*[.A8])/[.$D$3]" office:value-type="float" office:value="0.25" calcext:value-type="float">
            <text:p>0,25</text:p>
          </table:table-cell>
          <table:table-cell table:style-name="ce4" table:formula="of:=([.$E$3]-[.$E$2]*[.A8])/[.$E$3]" office:value-type="float" office:value="0.5625" calcext:value-type="float">
            <text:p>0,562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style-name="ce4"/>
          <table:table-cell table:style-name="ce9" table:formula="of:=([.$D$3]-[.$D$2]*[.A9])/[.$D$3]" office:value-type="float" office:value="0.15625" calcext:value-type="float">
            <text:p>0,15625</text:p>
          </table:table-cell>
          <table:table-cell table:style-name="ce4" table:formula="of:=([.$E$3]-[.$E$2]*[.A9])/[.$E$3]" office:value-type="float" office:value="0.5078125" calcext:value-type="float">
            <text:p>0,507812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style-name="ce4" table:number-columns-repeated="2"/>
          <table:table-cell table:style-name="ce4" table:formula="of:=([.$E$3]-[.$E$2]*[.A10])/[.$E$3]" office:value-type="float" office:value="0.453125" calcext:value-type="float">
            <text:p>0,453125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/>
          <table:table-cell table:style-name="ce4" table:number-columns-repeated="2"/>
          <table:table-cell table:style-name="ce4" table:formula="of:=([.$E$3]-[.$E$2]*[.A11])/[.$E$3]" office:value-type="float" office:value="0.3984375" calcext:value-type="float">
            <text:p>0,3984375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style-name="ce4" table:formula="of:=([.$E$3]-[.$E$2]*[.A12])/[.$E$3]" office:value-type="float" office:value="0.34375" calcext:value-type="float">
            <text:p>0,34375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4" table:number-columns-repeated="2"/>
          <table:table-cell table:style-name="ce4" table:formula="of:=([.$E$3]-[.$E$2]*[.A13])/[.$E$3]" office:value-type="float" office:value="0.2890625" calcext:value-type="float">
            <text:p>0,2890625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style-name="ce4" table:number-columns-repeated="2"/>
          <table:table-cell table:style-name="ce4" table:formula="of:=([.$E$3]-[.$E$2]*[.A14])/[.$E$3]" office:value-type="float" office:value="0.234375" calcext:value-type="float">
            <text:p>0,23437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formula="of:=524/1024" office:value-type="float" office:value="0.51171875" calcext:value-type="float">
            <text:p>0,51171875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8:26:06.067661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00:24:26.059974631</meta:creation-date>
    <meta:generator>LibreOffice/7.1.8.1$Linux_X86_64 LibreOffice_project/10$Build-1</meta:generator>
    <dc:date>2022-01-10T14:47:29.595369399</dc:date>
    <meta:editing-duration>PT6H19M11S</meta:editing-duration>
    <meta:editing-cycles>18</meta:editing-cycles>
    <meta:document-statistic meta:table-count="1" meta:cell-count="58" meta:object-count="0"/>
  </office:meta>
</office:document-meta>
</file>